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2:results.A101 results.B1:results.B1 results.B2:results.B101 results.A2:results.A101 results.C1:results.C1 results.C2:results.C101 results.A2:results.A101 results.D1:results.D1 results.D2:results.D101 results.A2:results.A101 results.E1:results.E1 results.E2:results.E10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46840958605664" calcext:value-type="float">
            <text:p>0.5468409586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2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6318082788671" calcext:value-type="float">
            <text:p>0.5631808279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545751633986928" calcext:value-type="float">
            <text:p>0.545751634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6840958605664" calcext:value-type="float">
            <text:p>0.5468409586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0108932461874" calcext:value-type="float">
            <text:p>0.5501089325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6318082788671" calcext:value-type="float">
            <text:p>0.5631808279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0108932461874" calcext:value-type="float">
            <text:p>0.5501089325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0108932461874" calcext:value-type="float">
            <text:p>0.5501089325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46840958605664" calcext:value-type="float">
            <text:p>0.5468409586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9912854030501" calcext:value-type="float">
            <text:p>0.55991285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50108932461874" calcext:value-type="float">
            <text:p>0.5501089325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56644880174292" calcext:value-type="float">
            <text:p>0.5566448802</text:p>
          </table:table-cell>
          <table:table-cell office:value-type="float" office:value="0.546840958605664" calcext:value-type="float">
            <text:p>0.5468409586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53376906318083" calcext:value-type="float">
            <text:p>0.5533769063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47930283224401" calcext:value-type="float">
            <text:p>0.5479302832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53376906318083" calcext:value-type="float">
            <text:p>0.5533769063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14:32.011789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18:38.999906450</dc:date>
    <meta:editing-duration>PT4M24S</meta:editing-duration>
    <meta:editing-cycles>2</meta:editing-cycles>
    <meta:generator>LibreOffice/5.1.6.2$Linux_X86_64 LibreOffice_project/1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0.6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2:results.F101 results.B1:results.F1" chart:data-source-has-labels="row" svg:x="0.32cm" svg:y="0.18cm" svg:width="12.08cm" svg:height="8.64cm">
          <chartooo:coordinate-region svg:x="1.275cm" svg:y="0.382cm" svg:width="10.821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8" chart:values-cell-range-address="results.C2:results.C101" chart:label-cell-address="results.C1:results.C1" chart:class="chart:scatter">
            <chart:data-point chart:repeated="100"/>
          </chart:series>
          <chart:series chart:style-name="ch9" chart:values-cell-range-address="results.D2:results.D101" chart:label-cell-address="results.D1:results.D1" chart:class="chart:scatter">
            <chart:data-point chart:repeated="100"/>
          </chart:series>
          <chart:series chart:style-name="ch10" chart:values-cell-range-address="results.E2:results.E101" chart:label-cell-address="results.E1:results.E1" chart:class="chart:scatter">
            <chart:data-point chart:repeated="100"/>
          </chart:series>
          <chart:series chart:style-name="ch11" chart:values-cell-range-address="results.F2:results.F101" chart:label-cell-address="results.F1:results.F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44662309368192">
                <text:p>0.544662309368192</text:p>
                <draw:g>
                  <svg:desc>results.B2:results.B101</svg:desc>
                </draw:g>
              </table:table-cell>
              <table:table-cell office:value-type="float" office:value="0.544662309368192">
                <text:p>0.544662309368192</text:p>
                <draw:g>
                  <svg:desc>results.C2:results.C101</svg:desc>
                </draw:g>
              </table:table-cell>
              <table:table-cell office:value-type="float" office:value="0.544662309368192">
                <text:p>0.544662309368192</text:p>
                <draw:g>
                  <svg:desc>results.D2:results.D101</svg:desc>
                </draw:g>
              </table:table-cell>
              <table:table-cell office:value-type="float" office:value="0.544662309368192">
                <text:p>0.544662309368192</text:p>
                <draw:g>
                  <svg:desc>results.E2:results.E101</svg:desc>
                </draw:g>
              </table:table-cell>
              <table:table-cell office:value-type="float" office:value="0.544662309368192">
                <text:p>0.544662309368192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49019607843137">
                <text:p>0.54901960784313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6318082788671">
                <text:p>0.5631808278867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49019607843137">
                <text:p>0.54901960784313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6318082788671">
                <text:p>0.5631808278867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59912854030501">
                <text:p>0.55991285403050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56644880174292">
                <text:p>0.556644880174292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53376906318083">
                <text:p>0.55337690631808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47930283224401">
                <text:p>0.54793028322440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53376906318083">
                <text:p>0.55337690631808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